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Nimbus Sans"/>
    </style:style>
    <style:style style:name="P2" style:family="paragraph" style:parent-style-name="Standard">
      <style:text-properties style:font-name="Nimbus Sans"/>
    </style:style>
    <style:style style:name="P3" style:family="paragraph" style:parent-style-name="Standard">
      <style:text-properties style:font-name="Nimbus Sans" officeooo:rsid="0004c032" officeooo:paragraph-rsid="0004c032"/>
    </style:style>
    <style:style style:name="T1" style:family="text">
      <style:text-properties officeooo:rsid="0004c03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cythe</text:p>
      <text:p text:style-name="P1"/>
      <text:p text:style-name="P1">intro:</text:p>
      <text:p text:style-name="P1">Scythe, written by Neal Shusterman, is a novel set in the future on mortality is conquered and people live forever except specific circumstances. One of these and the one mainly focused on by the book is “gleaning” where one of the scythes pick and kill someone from society who they deem fit to die whom do not get revived when killed. The book follows 2 teenagers whom get selected by the scythe Faraday to become new scythes to glean people and the cycle continues. Killing in this sense is given a moral pass by the narrator as in the book it is seen that the reason is a good cause by helping society at large by attempting the curb the population growth and help retain aspects of when mortality existed. Murder can be defined as</text:p>
      <text:p text:style-name="P1"/>
      <text:p text:style-name="P1">what is killing, a scythes role in society</text:p>
      <text:p text:style-name="P1"/>
      <text:p text:style-name="P1">P1:</text:p>
      <text:p text:style-name="P1">Many scythes in the book are seen to abuse there powers to “glean” people in a fashion that is clearly morally abhorrent. One of these scythes and the scythe that the book mostly follows is scythe Goddard. Scythe Goddard plays the main antagonist of book shown by his actions such as mass gleaning, taking the high scythes daughter hostage and forcing Rowan to disable his pain nanites to inflict suffering on him. The stance the book is obviously scythe Goddard is clearly amoral and terrible but what is the fundamental difference between Goddard and the scythes that are seen as moral from the book that makes scythe Goddard the worst but the others morally passable. The book seems to counter this with saying that since scythe Goddard enjoys his gleanings this makes him bad but the “better” scythes do not enjoy gleaning­s. But why would the mental state of a murderer change the fact of the matter, the person being dead which is generally considered why murder is amoral in the first place</text:p>
      <text:p text:style-name="P1"/>
      <text:p text:style-name="P1">the bad things that scythes do and quotes to who that</text:p>
      <text:p text:style-name="P1"/>
      <text:p text:style-name="P1">P2:</text:p>
      <text:p text:style-name="P3"/>
      <text:p text:style-name="P3"/>
      <text:p text:style-name="P1">death is very bad and should not played down to lesser/more vauge words <text:span text:style-name="T1">to hide the fact </text:span></text:p>
      <text:p text:style-name="P1"/>
      <text:p text:style-name="P1">P3:</text:p>
      <text:p text:style-name="P1">the fact that it is killing and changing the name does not change the act</text:p>
      <text:p text:style-name="P1"/>
      <text:p text:style-name="P1">conclus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imbus Sans" svg:font-family="'Nimbus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0" fo:widows="0" fo:hyphenation-ladder-count="no-limit" style:writing-mode="lr-tb"/>
      <style:text-properties style:use-window-font-color="true" loext:opacity="0%" style:font-name="Liberation Serif" fo:font-family="'Liberation Serif'" style:font-family-generic="roman" style:font-pitch="variable" fo:font-size="12pt" fo:language="en" fo:country="AU" style:letter-kerning="true" style:font-name-asian="Noto Serif CJK SC" style:font-family-asian="'Noto Serif CJK SC'" style:font-family-generic-asian="system" style:font-pitch-asian="variable" style:font-size-asian="12pt" style:language-asian="zh" style:country-asian="CN" style:font-name-complex="Noto Sans Devanagari" style:font-family-complex="'Noto Sans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cm" fo:margin-bottom="0.247cm" style:contextual-spacing="false" fo:line-height="115%"/>
    </style:style>
    <style:style style:name="List" style:family="paragraph" style:parent-style-name="Text_20_body" style:default-outline-level="" style:class="list">
      <style:paragraph-properties fo:margin-top="0cm" fo:margin-bottom="0.247cm" style:contextual-spacing="false" fo:line-height="115%"/>
    </style:style>
    <style:style style:name="Caption" style:family="paragraph" style:parent-style-name="Standard" style:default-outline-level="" style:class="extra">
      <style:paragraph-properties fo:margin-top="0.212cm" fo:margin-bottom="0.212cm" style:contextual-spacing="false"/>
      <style:text-properties fo:font-style="italic" style:font-style-asian="italic" style:font-style-complex="italic"/>
    </style:style>
    <style:style style:name="Index" style:family="paragraph" style:parent-style-name="Standard" style:default-outline-level="" style:class="index"/>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5-27T12:47:18.788516928</dc:date>
    <meta:generator>LibreOffice/7.1.3.2$Linux_X86_64 LibreOffice_project/10$Build-2</meta:generator>
    <meta:editing-duration>PT9M1S</meta:editing-duration>
    <meta:editing-cycles>1</meta:editing-cycles>
    <meta:document-statistic meta:table-count="0" meta:image-count="0" meta:object-count="0" meta:page-count="1" meta:paragraph-count="12" meta:word-count="365" meta:character-count="2020" meta:non-whitespace-character-count="1666"/>
    <meta:user-defined meta:name="AppVersion">15.0000</meta:user-defined>
  </office:meta>
</office:document-meta>
</file>